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3.7465cm"/>
    </style:style>
    <style:style style:name="co2" style:family="table-column">
      <style:table-column-properties fo:break-before="auto" style:column-width="17.504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6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edication Reason for Scheduled Trip Name Code</text:p>
          </table:table-cell>
          <table:table-cell office:value-type="string" table:style-name="ce2">
            <text:p>Medication Reason for Scheduled Trip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Arterial Blood Gas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Blood Transfusion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Bone Scan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Cardiac Catheteriz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Cardiac Stress Testin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Cast Applic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Cast Remov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CAT Scan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Cataract Surgery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Chemotherapy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Detoxification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Diagnostic Mammography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EEG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EKG/ECG</text:p>
          </table:table-cell>
          <table:table-cell table:number-columns-repeated="1638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Electroconvulsive Therapy (ECT)</text:p>
          </table:table-cell>
          <table:table-cell table:number-columns-repeated="1638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Endoscopy</text:p>
          </table:table-cell>
          <table:table-cell table:number-columns-repeated="1638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Evaluation and Management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MRI Scans</text:p>
          </table:table-cell>
          <table:table-cell table:number-columns-repeated="1638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4">
            <text:p>Nerve Blocks</text:p>
          </table:table-cell>
          <table:table-cell table:number-columns-repeated="1638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4">
            <text:p>No one available to receive the patient</text:p>
          </table:table-cell>
          <table:table-cell table:number-columns-repeated="1638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4">
            <text:p>Nuclear Medicine Tests</text:p>
          </table:table-cell>
          <table:table-cell table:number-columns-repeated="1638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4">
            <text:p>Occupational Therapy</text:p>
          </table:table-cell>
          <table:table-cell table:number-columns-repeated="1638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4">
            <text:p>Other Ambulatory Surgery: Biopsy</text:p>
          </table:table-cell>
          <table:table-cell table:number-columns-repeated="1638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4">
            <text:p>Other Ambulatory Surgery: Debridement Decubitis Ulcer</text:p>
          </table:table-cell>
          <table:table-cell table:number-columns-repeated="1638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4">
            <text:p>Other Ambulatory Surgery: Lithotripsy</text:p>
          </table:table-cell>
          <table:table-cell table:number-columns-repeated="1638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4">
            <text:p>Other Ambulatory Surgery: Shunt declotting</text:p>
          </table:table-cell>
          <table:table-cell table:number-columns-repeated="1638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4">
            <text:p>Other Ambulatory Surgery: Vascular Shunt Maintenance</text:p>
          </table:table-cell>
          <table:table-cell table:number-columns-repeated="1638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4">
            <text:p>Other Ambulatory Surgery: Ventricular Shunt Maintenance</text:p>
          </table:table-cell>
          <table:table-cell table:number-columns-repeated="1638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4">
            <text:p>Other Hyperbaric Therapy</text:p>
          </table:table-cell>
          <table:table-cell table:number-columns-repeated="1638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4">
            <text:p>Other Intravenous Therapy: Antibiotic</text:p>
          </table:table-cell>
          <table:table-cell table:number-columns-repeated="1638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4">
            <text:p>Other Intravenous Therapy: Hydration</text:p>
          </table:table-cell>
          <table:table-cell table:number-columns-repeated="1638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4">
            <text:p>Other Laboratory Testing (Specify Type of Lab Test)</text:p>
          </table:table-cell>
          <table:table-cell table:number-columns-repeated="1638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4">
            <text:p>Other Psychiatric/Psychological Services (Specify Type of Service)</text:p>
          </table:table-cell>
          <table:table-cell table:number-columns-repeated="1638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4">
            <text:p>PET Scans</text:p>
          </table:table-cell>
          <table:table-cell table:number-columns-repeated="1638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4">
            <text:p>Physical Therapy</text:p>
          </table:table-cell>
          <table:table-cell table:number-columns-repeated="1638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4">
            <text:p>Pre-Surgical Testing</text:p>
          </table:table-cell>
          <table:table-cell table:number-columns-repeated="1638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4">
            <text:p>Pulmonary Function Testing</text:p>
          </table:table-cell>
          <table:table-cell table:number-columns-repeated="1638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4">
            <text:p>Radiation Oncology and/or Radiotherapy</text:p>
          </table:table-cell>
          <table:table-cell table:number-columns-repeated="1638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4">
            <text:p>Rehabilitation</text:p>
          </table:table-cell>
          <table:table-cell table:number-columns-repeated="1638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4">
            <text:p>Renal Dialysis</text:p>
          </table:table-cell>
          <table:table-cell table:number-columns-repeated="1638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4">
            <text:p>Respiratory Therapy</text:p>
          </table:table-cell>
          <table:table-cell table:number-columns-repeated="1638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4">
            <text:p>Response to call/non-transport - deceased patient</text:p>
          </table:table-cell>
          <table:table-cell table:number-columns-repeated="1638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4">
            <text:p>Response to call/non-transport - patient refuses</text:p>
          </table:table-cell>
          <table:table-cell table:number-columns-repeated="1638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4">
            <text:p>Rotary aircraft used instead of fixed wing because faster response time needed</text:p>
          </table:table-cell>
          <table:table-cell table:number-columns-repeated="1638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4">
            <text:p>Rotary aircraft used instead of fixed wing because fixed wing craft not available</text:p>
          </table:table-cell>
          <table:table-cell table:number-columns-repeated="1638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4">
            <text:p>Rotary aircraft used instead of fixed wing because no landing strip available</text:p>
          </table:table-cell>
          <table:table-cell table:number-columns-repeated="1638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4">
            <text:p>Rotary aircraft used instead of fixed wing because pilot not available for rotary aircraft</text:p>
          </table:table-cell>
          <table:table-cell table:number-columns-repeated="1638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4">
            <text:p>Speech-Language Pathology</text:p>
          </table:table-cell>
          <table:table-cell table:number-columns-repeated="16382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4">
            <text:p>Trach Tube/GI Tube Insertion/Placement</text:p>
          </table:table-cell>
          <table:table-cell table:number-columns-repeated="1638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4">
            <text:p>Ultrasounds</text:p>
          </table:table-cell>
          <table:table-cell table:number-columns-repeated="1638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4">
            <text:p>Whole Body Hyperbaric Therapy</text:p>
          </table:table-cell>
          <table:table-cell table:number-columns-repeated="16382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4">
            <text:p>X-Rays</text:p>
          </table:table-cell>
          <table:table-cell table:number-columns-repeated="16382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4">
            <text:p>Non-Emergency Medical Condition</text:p>
          </table:table-cell>
          <table:table-cell table:number-columns-repeated="16382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16:58Z</meta:creation-date>
    <dc:date>2020-04-29T12:12:59Z</dc:date>
    <meta:user-defined meta:name="WorkbookGuid">402754da-2374-43f2-9182-52ba090dd959</meta:user-defined>
    <meta:user-defined meta:name="ConnectionInfosStorage">WorkbookXmlParts</meta:user-defined>
  </office:meta>
</office:document-meta>
</file>